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6.2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48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1+1</text:p>
          </table:table-cell>
          <table:table-cell table:formula="of:=1+1" office:value-type="string" office:string-value="2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um(b3:b7)</text:p>
            <text:p/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(B3:B7)</text:p>
          </table:table-cell>
          <table:table-cell table:formula="of:=SUM([.B3:.B7])" office:value-type="string" office:string-value="10" calcext:value-type="string">
            <text:p>1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unt(b3:b7)</text:p>
          </table:table-cell>
          <table:table-cell table:formula="of:=COUNT([.B3:.B7])" office:value-type="string" office:string-value="5" calcext:value-type="string">
            <text:p>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expon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^2</text:p>
          </table:table-cell>
          <table:table-cell table:formula="of:=2^2" office:value-type="string" office:string-value="4" calcext:value-type="string">
            <text:p>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You can calculate the logarithm of a number for a base using the LOG() function, defaul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 base 10. Remember that the log is the inverse operation of raising a number to a pow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example the expression =LOG(4,2) will calculate the logarithm of 4 using base 2 a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ll evaluate as 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log(4,2)</text:p>
          </table:table-cell>
          <table:table-cell table:formula="of:=LOG(4;2)" office:value-type="string" office:string-value="2" calcext:value-type="string">
            <text:p>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You can calculate the square root of a number using the SQRT() √ function. For exampl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expression =SQRT(4) evaluates as 2. This is often written as 4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qrt(2)</text:p>
          </table:table-cell>
          <table:table-cell table:formula="of:=SQRT(2)" office:value-type="string" office:string-value="1.414213562" calcext:value-type="string">
            <text:p>1.41421356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Let’s try working with the mathematical constant Euler’s number (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We can raise a number to e using the function EXP(). For example the expression =EXP(2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ll evaluate as 7.389056099. This can also be written as e 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exp(2)</text:p>
          </table:table-cell>
          <table:table-cell table:formula="of:=EXP(2)" office:value-type="string" office:string-value="7.389056099" calcext:value-type="string">
            <text:p>7.389056099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We can calculate the natural logarithm of a number using the function LN(). Rememb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at the natural logarithm is the inverse operation of raising e to a power. For exa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expression =LN(7.389056099) will evaluate as 2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ln(7.3890)</text:p>
          </table:table-cell>
          <table:table-cell table:formula="of:=LN(7.389056099)" office:value-type="string" office:string-value="2" calcext:value-type="string">
            <text:p>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pi()</text:p>
          </table:table-cell>
          <table:table-cell table:formula="of:=PI()" office:value-type="string" office:string-value="3.141592654" calcext:value-type="string">
            <text:p>3.14159265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Summa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------------------------------------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You can calculate the mean or average of a list of numbers using the AVERAGE() function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ember that the average is the middle or central tendency of a list of numbers. 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ample, the expression =AVERAGE(1,2,3) will evaluate as 2. Often the mean is refer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 as μ (mu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verage(1,2,3)</text:p>
          </table:table-cell>
          <table:table-cell table:formula="of:=AVERAGE(1;2;3)" office:value-type="string" office:string-value="2" calcext:value-type="string">
            <text:p>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You can calculate the mode of a list of numbers using the MODE() function. Rememb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at the mode of a list of numbers is the most common value in the list. For example th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ression =MODE(2,2,3) will evaluate as 2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mode(2,3,4,5,5)</text:p>
          </table:table-cell>
          <table:table-cell table:formula="of:=MODE(2;3;4;5;5)" office:value-type="string" office:string-value="5" calcext:value-type="string">
            <text:p>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You can calculate the standard deviation of a list of numbers using the STDEV() function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ember that the standard deviation is the average spread of the points from the me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lue. For example the expression =STDEV(1,2,3) evaluates as 1. Often the stand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viation is referred to as σ (sigma)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tdev(1,2,3)</text:p>
          </table:table-cell>
          <table:table-cell table:formula="of:=STDEV(1;2;3)" office:value-type="string" office:string-value="1" calcext:value-type="string">
            <text:p>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You can calculate the correlation between two lists of numbers using the PEARSON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. Remember that a correlation of 1 and -1 indicate a perfect positive and neg-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ive correlation respectively. For example the expression =PEARSON({2,3,4},{4,5,6}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valuates as 1 (perfectly positively correlated)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earson({2,3,4},{4,5,6})</text:p>
          </table:table-cell>
          <table:table-cell/>
          <table:table-cell table:number-matrix-columns-spanned="1" table:number-matrix-rows-spanned="1" table:formula="of:=PEARSON({2;3;4};{4;5;6})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--------------------------------------------------------------------------------------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andom Numb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------------------------------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You need sample data when implementing machine learning algorithms in a spreadsheet. The</text:p>
            <text:p>best source of controlled sample data is to use random number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and()</text:p>
          </table:table-cell>
          <table:table-cell table:formula="of:=RAND()" office:value-type="float" office:value="0.559081360887072" calcext:value-type="float">
            <text:p>0.55908136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d()</text:p>
          </table:table-cell>
          <table:table-cell table:formula="of:=RAND()" office:value-type="float" office:value="0.727306414861601" calcext:value-type="float">
            <text:p>0.7273064149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You can calculate a Gaussian random number using the NORMINV() function. Rememb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at Gaussian refers to distribution that has a bell shape. Many linear machine lear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gorithms assume a Gaussian distribution. For example, the expression =NORMINV(RAND(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0, 1) will generate Gaussian random numbers with a mean of 10 and a standard devi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f 1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NORMINV(RAND(),10,1)</text:p>
          </table:table-cell>
          <table:table-cell/>
          <table:table-cell table:formula="of:=NORMINV(RAND();10;1)" office:value-type="float" office:value="8.43397280442794" calcext:value-type="float">
            <text:p>8.43397280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RMINV(RAND(),10,1)</text:p>
          </table:table-cell>
          <table:table-cell table:style-name="ce1"/>
          <table:table-cell table:style-name="ce1" table:formula="of:=NORMINV(RAND();10;1)" office:value-type="float" office:value="9.81474604652766" calcext:value-type="float">
            <text:p>9.814746046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Flow Contr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----------------------</text:p>
          </table:table-cell>
          <table:table-cell table:number-columns-repeated="1023"/>
        </table:table-row>
        <table:table-row table:style-name="ro4">
          <table:table-cell table:style-name="ce1" office:value-type="string" calcext:value-type="string">
            <text:p>You can conditionally evaluate a cell using the IF() function. It takes three arguments,</text:p>
            <text:p>the first is the condition to evaluate, the second is the expression to use if the condition</text:p>
            <text:p>evaluates true, and the final argument is the expression to use if the condition evaluates</text:p>
            <text:p>false. For example the expression =IF(1&gt;2,"YES","NO") evaluates as NO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IF(1&gt;2,"yes","no")</text:p>
          </table:table-cell>
          <table:table-cell/>
          <table:table-cell table:formula="of:=IF(1&gt;2;&quot;yes&quot;;&quot;no&quot;)" office:value-type="string" office:string-value="no" calcext:value-type="string">
            <text:p>n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IF(10&gt;2,"yes","no")</text:p>
          </table:table-cell>
          <table:table-cell/>
          <table:table-cell table:formula="of:=IF(10&gt;2;&quot;yes&quot;;&quot;no&quot;)" office:value-type="string" office:string-value="yes" calcext:value-type="string">
            <text:p>yes</text:p>
          </table:table-cell>
          <table:table-cell table:number-columns-repeated="1021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" meta:object-count="0"/>
    <meta:generator>LibreOfficeDev/5.1.0.3$Linux_X86_64 LibreOffice_project/</meta:generator>
  </office:meta>
</office:document-meta>
</file>